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Cascadia Code1" svg:font-family="'Cascadia Code'"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2f2ccf" style:font-size-asian="17.5pt" style:font-size-complex="20pt"/>
    </style:style>
    <style:style style:name="P2" style:family="paragraph" style:parent-style-name="Standard">
      <style:paragraph-properties fo:text-align="center" style:justify-single-word="false"/>
      <style:text-properties fo:font-size="20pt" officeooo:paragraph-rsid="001e6f43" style:font-size-asian="17.5pt" style:font-size-complex="20pt"/>
    </style:style>
    <style:style style:name="P3" style:family="paragraph" style:parent-style-name="Standard">
      <style:paragraph-properties fo:text-align="start" style:justify-single-word="false"/>
      <style:text-properties fo:font-size="20pt" officeooo:paragraph-rsid="001e6f43" style:font-size-asian="17.5pt" style:font-size-complex="20pt"/>
    </style:style>
    <style:style style:name="P4" style:family="paragraph" style:parent-style-name="Standard">
      <style:paragraph-properties fo:text-align="start" style:justify-single-word="false"/>
      <style:text-properties fo:font-size="20pt" officeooo:paragraph-rsid="002f2ccf" style:font-size-asian="17.5pt" style:font-size-complex="20pt"/>
    </style:style>
    <style:style style:name="P5" style:family="paragraph" style:parent-style-name="Standard">
      <style:paragraph-properties fo:text-align="end" style:justify-single-word="false"/>
      <style:text-properties fo:font-size="20pt" officeooo:paragraph-rsid="001e6f43" style:font-size-asian="17.5pt" style:font-size-complex="20pt"/>
    </style:style>
    <style:style style:name="P6" style:family="paragraph" style:parent-style-name="Standard">
      <style:paragraph-properties fo:text-align="end" style:justify-single-word="false"/>
      <style:text-properties style:font-name="Cascadia Code" fo:font-size="22pt" officeooo:rsid="001e6f43" officeooo:paragraph-rsid="001e6f43" style:font-size-asian="17.5pt" style:font-size-complex="20pt"/>
    </style:style>
    <style:style style:name="P7" style:family="paragraph" style:parent-style-name="Standard">
      <style:paragraph-properties fo:text-align="start" style:justify-single-word="false"/>
      <style:text-properties style:font-name="Cascadia Code" fo:font-size="22pt" officeooo:rsid="001e6f43" officeooo:paragraph-rsid="001e6f43" style:font-size-asian="17.5pt" style:font-size-complex="20pt"/>
    </style:style>
    <style:style style:name="P8" style:family="paragraph" style:parent-style-name="Standard">
      <style:paragraph-properties fo:text-align="end" style:justify-single-word="false"/>
      <style:text-properties style:font-name="Cascadia Code" fo:font-size="22pt" fo:letter-spacing="-0.0209in" officeooo:rsid="00305f6a" officeooo:paragraph-rsid="001e6f43" style:font-size-asian="17.5pt" style:font-size-complex="20pt"/>
    </style:style>
    <style:style style:name="P9" style:family="paragraph">
      <loext:graphic-properties draw:fill="none" draw:fill-color="#ffffff"/>
      <style:paragraph-properties style:writing-mode="lr-tb"/>
      <style:text-properties style:font-name="Cascadia Cod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style:font-name="Cascadia Code" fo:font-size="20pt" fo:font-weight="bold" style:font-size-asian="20pt" style:font-weight-asian="bold" style:font-size-complex="20pt" style:font-weight-complex="bold"/>
    </style:style>
    <style:style style:name="P12" style:family="paragraph">
      <style:paragraph-properties style:writing-mode="lr-tb"/>
    </style:style>
    <style:style style:name="P13" style:family="paragraph">
      <loext:graphic-properties draw:fill="none" draw:fill-color="#ffffff"/>
      <style:paragraph-properties style:writing-mode="lr-tb"/>
      <style:text-properties fo:color="#000000" loext:opacity="100%" loext:color-lum-mod="100%" loext:color-lum-off="0%" style:text-outline="false" style:font-name="Cascadia Code" fo:font-size="40pt" fo:text-shadow="none" fo:font-weight="bold" style:font-size-asian="40pt" style:font-weight-asian="bold" style:font-size-complex="40pt" style:font-weight-complex="bold"/>
    </style:style>
    <style:style style:name="P14"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Cascadia Code"/>
    </style:style>
    <style:style style:name="T2" style:family="text">
      <style:text-properties style:font-name="Cascadia Code" fo:font-size="20pt" fo:font-weight="bold" style:font-size-asian="20pt" style:font-weight-asian="bold" style:font-size-complex="20pt" style:font-weight-complex="bold"/>
    </style:style>
    <style:style style:name="T3" style:family="text">
      <style:text-properties fo:color="#000000" loext:opacity="100%" style:text-outline="false" style:font-name="Cascadia Code" fo:font-size="40pt" fo:text-shadow="none" fo:font-weight="bold" style:font-size-asian="40pt" style:font-weight-asian="bold" style:font-size-complex="40pt" style:font-weight-complex="bold"/>
    </style:style>
    <style:style style:name="gr1" style:family="graphic">
      <style:graphic-properties draw:stroke="none" svg:stroke-color="#000000" draw:fill="none" draw:fill-color="#ffffff" fo:min-height="3.7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stroke-dash="Dash_20_Dot_20_4" svg:stroke-width="0.1in" svg:stroke-color="#000000" draw:marker-start="" draw:marker-start-width="0.1299in" draw:marker-start-center="false" draw:marker-end="" draw:marker-end-width="0.1299in" draw:marker-end-center="false" draw:fill="solid" draw:fill-color="#eeeeee" draw:opacity="0%" draw:textarea-horizontal-align="justify" draw:textarea-vertical-align="middle" draw:auto-grow-height="false" fo:min-height="2.5126in" fo:min-width="1.7134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draw:stroke-dash="Dash_20_Dot_20_4" svg:stroke-width="0.1in" svg:stroke-color="#000000" draw:marker-start="" draw:marker-start-width="0.1299in" draw:marker-start-center="false" draw:marker-end="" draw:marker-end-width="0.1299in" draw:marker-end-center="false" draw:fill="none" draw:fill-color="#729fcf" draw:opacity="0%" draw:textarea-horizontal-align="justify" draw:textarea-vertical-align="middle" fo:padding-top="0.0992in" fo:padding-bottom="0.0992in" fo:padding-left="0.1484in" fo:padding-right="0.1484in" fo:wrap-option="wrap" draw:shadow="hidden" draw:shadow-offset-x="0.0783in" draw:shadow-offset-y="0.0783in" draw:shadow-color="#808080" style:run-through="foreground"/>
    </style:style>
    <style:style style:name="gr7" style:family="graphic">
      <style:graphic-properties draw:stroke="solid" draw:stroke-dash="Dash_20_Dot_20_4" svg:stroke-width="0.1in" svg:stroke-color="#000000" draw:marker-start="" draw:marker-start-width="0.1299in" draw:marker-start-center="false" draw:marker-end="" draw:marker-end-width="0.1299in" draw:marker-end-center="false" draw:fill="solid" draw:fill-color="#729fcf" draw:opacity="0%" draw:textarea-horizontal-align="justify" draw:textarea-vertical-align="middle" fo:padding-top="0.0992in" fo:padding-bottom="0.0992in" fo:padding-left="0.1484in" fo:padding-right="0.1484in" fo:wrap-option="wrap" draw:shadow="hidden" draw:shadow-offset-x="0.0783in" draw:shadow-offset-y="0.0783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2" draw:name="Text Frame 2" draw:style-name="gr2" draw:text-style-name="P11" svg:width="4.5106in" svg:height="1.4067in" svg:x="-0.0165in" svg:y="0.0362in"><draw:text-box><text:p text:style-name="P10"><text:span text:style-name="T2">Knowledge builds confidence, and confident users can stand up to the threats that face them.</text:span></text:p></draw:text-box></draw:frame></text:p>
      <text:p text:style-name="P1"/>
      <text:p text:style-name="P4"><text:s text:c="5"/></text:p>
      <text:p text:style-name="P1"><text:s text:c="7"/></text:p>
      <text:p text:style-name="P5"><draw:frame text:anchor-type="paragraph" draw:z-index="3" draw:name="Text Frame 3" draw:style-name="gr1" draw:text-style-name="P9" svg:width="4.4795in" svg:height="3.7295in" svg:x="-0.048in" svg:y="0.2583in"><draw:text-box><text:p><text:span text:style-name="T1">For users of crypto assets such as Bitcoin, Ethereum, Litecoin, and others, security can be a challenging topic. There are many pitfalls to securing digital currencies, from managing exchange accounts, protecting self-custody wallets, and navigating social engineering scams. This book teaches users how to protect their crypto assets from common threats. Split into four parts, it covers wallet technology basics, custodial account security, self-custody key protection, and awareness of attacks that users may face. This book not only offers easy-to-apply security solutions, but helps readers understand why these practices exist so that they can develop a plan for their own individual needs.</text:span></text:p></draw:text-box></draw:frame></text:p>
      <text:p text:style-name="P5"/>
      <text:p text:style-name="P3"><text:s text:c="39"/></text:p>
      <text:p text:style-name="P5"/>
      <text:p text:style-name="P3"/>
      <text:p text:style-name="P5"><text:s text:c="28"/></text:p>
      <text:p text:style-name="P5"/>
      <text:p text:style-name="P3"/>
      <text:p text:style-name="P8"><draw:g text:anchor-type="paragraph" draw:z-index="0" draw:name="folder-locked 1" draw:style-name="gr4"><draw:custom-shape draw:style-name="gr5" draw:text-style-name="P14" svg:width="1.9098in" svg:height="2.6106in" draw:transform="skewX (5.78774303990544E-017) rotate (0.319744318965361) translate (-0.809153543307087in 1.40138888888889in)"><text:p/><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6" draw:text-style-name="P15" svg:width="0.9543in" svg:height="0.6524in" draw:transform="rotate (0.319744318965361) translate (0.0547562791024413in 2.49161679790259in)" svg:viewBox="0 0 2425 1658" draw:points="0,1658 2425,1658 2425,0 0,0"><text:p/></draw:polygon><draw:line draw:style-name="gr7" draw:text-style-name="P16" svg:x1="0.7343in" svg:y1="2.2661in" svg:x2="0.6315in" svg:y2="1.9563in"><text:p/></draw:line><draw:ellipse draw:style-name="gr7" draw:text-style-name="P16" svg:width="0.478in" svg:height="0.6524in" draw:transform="rotate (0.319744318965361) translate (0.0766568241469816in 1.79652777777778in)" draw:kind="arc" draw:start-angle="357.06" draw:end-angle="182.88"><text:p/></draw:ellipse><draw:line draw:style-name="gr7" draw:text-style-name="P16" svg:x1="0.2811in" svg:y1="2.4161in" svg:x2="0.1783in" svg:y2="2.1063in"><text:p/></draw:line></draw:g></text:p>
      <text:p text:style-name="P6"/>
      <text:p text:style-name="P7"><draw:frame text:anchor-type="paragraph" draw:z-index="1" draw:name="Text Frame 1" draw:style-name="gr3" draw:text-style-name="P13" svg:width="0.4587in" svg:height="0.8512in" draw:transform="rotate (0.169820536219048) translate (0.404166666666667in 1.68680555555556in)"><draw:text-box><text:p text:style-name="P12"><text:span text:style-name="T3">₿ </text:span></text:p></draw:text-box></draw:frame><text:s text:c="11"/></text:p>
      <text:p text:style-name="P7"/>
      <text:p text:style-name="P7"/>
      <text:p text:style-name="P7"><text:s text:c="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Cascadia Code1" svg:font-family="'Cascadia Code'"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ellipsoid" draw:cx="50%" draw:cy="50%" draw:start-color="#6b5e9b" draw:end-color="#b7b3ca" draw:start-intensity="100%" draw:end-intensity="100%" draw:angle="0deg" draw:border="15%"/>
    <draw:opacity draw:name="Transparency_20_1" draw:display-name="Transparency 1" draw:style="linear" draw:start="100%" draw:end="100%" draw:angle="0deg" draw:border="0%"/>
    <draw:stroke-dash draw:name="Dash_20_Dot_20_4" draw:display-name="Dash Dot 4"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opacity-name="Transparency_20_1"/>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1in" fo:page-height="9.1in" style:num-format="1" style:print-orientation="portrait" fo:margin-top="0.7874in" fo:margin-bottom="0.7874in" fo:margin-left="0.7874in" fo:margin-right="0.7874in" fo:background-color="#9189b3" style:writing-mode="lr-tb" style:layout-grid-color="#c0c0c0" style:layout-grid-lines="20" style:layout-grid-base-height="0.278in" style:layout-grid-ruby-height="0.139in" style:layout-grid-mode="none" style:layout-grid-ruby-below="false" style:layout-grid-print="false" style:layout-grid-display="false" draw:fill="gradient" draw:fill-color="#ff860d" draw:fill-gradient-name="Gradient_20_2" draw:gradient-step-count="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gradient" draw:background-size="full" draw:fill-color="#ff860d" draw:fill-gradient-name="Gradient_20_2"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9:19:23.019000000</meta:creation-date>
    <dc:date>2025-03-29T08:47:09.958000000</dc:date>
    <meta:editing-duration>PT3H27M5S</meta:editing-duration>
    <meta:editing-cycles>46</meta:editing-cycles>
    <meta:generator>LibreOffice/7.4.0.3$Windows_X86_64 LibreOffice_project/f85e47c08ddd19c015c0114a68350214f7066f5a</meta:generator>
    <meta:document-statistic meta:table-count="0" meta:image-count="0" meta:object-count="0" meta:page-count="1" meta:paragraph-count="6" meta:word-count="0" meta:character-count="101" meta:non-whitespace-character-count="0"/>
  </office:meta>
</office:document-meta>
</file>